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line-height="200%" fo:text-align="justify" style:justify-single-word="false"/>
      <style:text-properties fo:font-size="11pt" officeooo:rsid="0016883a" officeooo:paragraph-rsid="0016883a" style:font-size-asian="11pt" style:font-size-complex="11pt"/>
    </style:style>
    <style:style style:name="P2" style:family="paragraph" style:parent-style-name="Preformatted_20_Text">
      <style:paragraph-properties fo:line-height="200%" fo:text-align="justify" style:justify-single-word="false"/>
      <style:text-properties fo:font-size="11pt" officeooo:rsid="0016883a" officeooo:paragraph-rsid="001f5cac" style:font-size-asian="11pt" style:font-size-complex="11pt"/>
    </style:style>
    <style:style style:name="P3" style:family="paragraph" style:parent-style-name="Preformatted_20_Text">
      <style:paragraph-properties fo:line-height="200%" fo:text-align="justify" style:justify-single-word="false"/>
      <style:text-properties fo:font-size="11pt" officeooo:rsid="0016883a" officeooo:paragraph-rsid="0034c234" style:font-size-asian="11pt" style:font-size-complex="11pt"/>
    </style:style>
    <style:style style:name="P4" style:family="paragraph" style:parent-style-name="Preformatted_20_Text">
      <style:paragraph-properties fo:line-height="200%" fo:text-align="justify" style:justify-single-word="false"/>
      <style:text-properties fo:font-size="11pt" fo:font-weight="bold" officeooo:rsid="001f846f" officeooo:paragraph-rsid="001f846f" style:font-size-asian="11pt" style:font-weight-asian="bold" style:font-size-complex="11pt" style:font-weight-complex="bold"/>
    </style:style>
    <style:style style:name="P5" style:family="paragraph" style:parent-style-name="Preformatted_20_Text">
      <style:paragraph-properties fo:line-height="200%" fo:text-align="justify" style:justify-single-word="false"/>
      <style:text-properties fo:font-size="11pt" fo:font-weight="bold" officeooo:rsid="002cc110" officeooo:paragraph-rsid="002cc110" style:font-size-asian="11pt" style:font-weight-asian="bold" style:font-size-complex="11pt" style:font-weight-complex="bold"/>
    </style:style>
    <style:style style:name="P6" style:family="paragraph" style:parent-style-name="Preformatted_20_Text">
      <style:paragraph-properties fo:line-height="200%" fo:text-align="justify" style:justify-single-word="false"/>
      <style:text-properties fo:font-size="11pt" fo:language="fr" fo:country="FR" officeooo:rsid="0016883a" officeooo:paragraph-rsid="001f5cac" style:font-size-asian="11pt" style:font-size-complex="11pt"/>
    </style:style>
    <style:style style:name="P7" style:family="paragraph" style:parent-style-name="Preformatted_20_Text">
      <style:paragraph-properties fo:line-height="200%" fo:text-align="justify" style:justify-single-word="false"/>
      <style:text-properties fo:font-size="11pt" fo:font-weight="normal" officeooo:rsid="0016883a" officeooo:paragraph-rsid="002cc4c3" style:font-size-asian="11pt" style:font-weight-asian="normal" style:font-size-complex="11pt" style:font-weight-complex="normal"/>
    </style:style>
    <style:style style:name="T1" style:family="text">
      <style:text-properties officeooo:rsid="00196f0c"/>
    </style:style>
    <style:style style:name="T2" style:family="text">
      <style:text-properties officeooo:rsid="001aff92"/>
    </style:style>
    <style:style style:name="T3" style:family="text">
      <style:text-properties officeooo:rsid="001e4d8c"/>
    </style:style>
    <style:style style:name="T4" style:family="text">
      <style:text-properties officeooo:rsid="0022ad50"/>
    </style:style>
    <style:style style:name="T5" style:family="text">
      <style:text-properties officeooo:rsid="0022ff12"/>
    </style:style>
    <style:style style:name="T6" style:family="text">
      <style:text-properties fo:language="en" fo:country="US" officeooo:rsid="0022ff12"/>
    </style:style>
    <style:style style:name="T7" style:family="text">
      <style:text-properties fo:language="en" fo:country="US" fo:font-weight="bold" officeooo:rsid="0022ff12" style:font-weight-asian="bold" style:font-weight-complex="bold"/>
    </style:style>
    <style:style style:name="T8" style:family="text">
      <style:text-properties fo:language="en" fo:country="US" fo:font-weight="normal" officeooo:rsid="0022ff12" style:font-weight-asian="normal" style:font-weight-complex="normal"/>
    </style:style>
    <style:style style:name="T9" style:family="text">
      <style:text-properties officeooo:rsid="002847b3"/>
    </style:style>
    <style:style style:name="T10" style:family="text">
      <style:text-properties fo:font-weight="bold" style:font-weight-asian="bold" style:font-weight-complex="bold"/>
    </style:style>
    <style:style style:name="T11" style:family="text">
      <style:text-properties fo:font-weight="bold" officeooo:rsid="0022ff12" style:font-weight-asian="bold" style:font-weight-complex="bold"/>
    </style:style>
    <style:style style:name="T12" style:family="text">
      <style:text-properties fo:font-weight="bold" officeooo:rsid="00334a94"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847b3" style:font-style-asian="italic" style:font-style-complex="italic"/>
    </style:style>
    <style:style style:name="T15" style:family="text">
      <style:text-properties fo:font-weight="normal" officeooo:rsid="0022ff12" style:font-weight-asian="normal" style:font-weight-complex="normal"/>
    </style:style>
    <style:style style:name="T16" style:family="text">
      <style:text-properties style:text-line-through-style="solid" style:text-line-through-type="single" fo:font-weight="normal" officeooo:rsid="0022ff12" style:font-weight-asian="normal" style:font-weight-complex="normal"/>
    </style:style>
    <style:style style:name="T17" style:family="text">
      <style:text-properties style:text-line-through-style="solid" style:text-line-through-type="single" fo:language="en" fo:country="US" fo:font-weight="normal" officeooo:rsid="0022ff12" style:font-weight-asian="normal" style:font-weight-complex="normal"/>
    </style:style>
    <style:style style:name="T18" style:family="text">
      <style:text-properties style:text-line-through-style="none" style:text-line-through-type="none" fo:font-weight="normal" officeooo:rsid="0022ff12" style:font-weight-asian="normal" style:font-weight-complex="normal"/>
    </style:style>
    <style:style style:name="T19" style:family="text">
      <style:text-properties style:text-line-through-style="none" style:text-line-through-type="none" fo:language="en" fo:country="US" fo:font-weight="normal" officeooo:rsid="0022ff12" style:font-weight-asian="normal" style:font-weight-complex="normal"/>
    </style:style>
    <style:style style:name="T20" style:family="text">
      <style:text-properties style:text-line-through-style="none" style:text-line-through-type="none" fo:language="en" fo:country="US" style:text-underline-style="solid" style:text-underline-width="auto" style:text-underline-color="font-color" fo:font-weight="normal" officeooo:rsid="0022ff12" style:font-weight-asian="normal" style:font-weight-complex="normal"/>
    </style:style>
    <style:style style:name="T21" style:family="text">
      <style:text-properties style:text-line-through-style="none" style:text-line-through-type="none" style:text-underline-style="solid" style:text-underline-width="auto" style:text-underline-color="font-color" fo:font-weight="normal" officeooo:rsid="0022ff12" style:font-weight-asian="normal" style:font-weight-complex="normal"/>
    </style:style>
    <style:style style:name="T22" style:family="text">
      <style:text-properties style:text-line-through-style="none" style:text-line-through-type="none" style:text-underline-style="solid" style:text-underline-width="auto" style:text-underline-color="font-color" fo:font-weight="normal" officeooo:rsid="003a379e" style:font-weight-asian="normal" style:font-weight-complex="normal"/>
    </style:style>
    <style:style style:name="T23" style:family="text">
      <style:text-properties style:text-line-through-style="none" style:text-line-through-type="none" style:text-underline-style="solid" style:text-underline-width="auto" style:text-underline-color="font-color" fo:font-weight="normal" officeooo:rsid="003aa471" style:font-weight-asian="normal" style:font-weight-complex="normal"/>
    </style:style>
    <style:style style:name="T24" style:family="text">
      <style:text-properties style:text-line-through-style="none" style:text-line-through-type="none" style:text-underline-style="none" fo:font-weight="normal" officeooo:rsid="0022ff12" style:font-weight-asian="normal" style:font-weight-complex="normal"/>
    </style:style>
    <style:style style:name="T25" style:family="text">
      <style:text-properties style:text-line-through-style="none" style:text-line-through-type="none" style:text-underline-style="none" fo:font-weight="normal" officeooo:rsid="003c827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martDevCom</text:p>
      <text:p text:style-name="P2"><text:span text:style-name="T3">PIERRE Cyrille, IMPERY Thomas, software and embedded systems</text:span></text:p>
      <text:p text:style-name="P2"/>
      <text:p text:style-name="P6">Le but de ce projet <text:span text:style-name="T4">de dernière année </text:span>est de réaliser une intelligence artificielle capable de communiquer avec nous, cela dans le but de créer un réseau d'objets intelligents sans limite physique au niveau du support de communication de l'objet, de sa position et enfin de son type. Ce réseau permettra <text:span text:style-name="T1">tout autant</text:span> de pouvoir parler avec un objet pouvant se trouver à quelques mètres de nous, mais aussi à l'autre bout de la planète. Il nous autorisera de la même manière de pouvoir allumer la lumière de notre maison, mais aussi de pouvoir observer l'évolution de la température de notre piscine. Le dernier but de ce projet est de pouvoir être indépendant de la technologie de communication.</text:p>
      <text:p text:style-name="P1"/>
      <text:p text:style-name="P1">Afin de réaliser ce projet, il faut en premier lieu savoir ce qui caractérise un objet intelligent. Après avoir listé les fonctionnalités que peut avoir n'importe quel type d'objet, il faut mettre en place un protocole afin de pouvoir communiquer avec eux. <text:span text:style-name="T2">Ce protocole permet de savoir la liste des fonctionnalités des objets autour de soit, de pouvoir récupérer les informations qu'il a, de pouvoir actionner un objet, et enfin de pouvoir intégrer un nouvel objet dynamiquement dans ce réseau.</text:span> La construction de ce protocole passe en premier lieu par la classification de l'ensemble des objets que l'on sera à même de pouvoir créer. Ensuite, il faut porter ce protocole sur les objets intelligents. Ces objets sont constitués d'un microcôntroleur Mbed et d'un ou plusieurs capteur(s) et/ou actionneur(s). Le protocole doit aussi être portée sur une <text:soft-page-break/>application Android. Cette application permet d'utiliser la reconnaissance vocale d'Android, afin de pouvoir interargir avec les objets autour de nous, de la manière la plus naturelle possible.</text:p>
      <text:p text:style-name="P1"><text:tab/></text:p>
      <text:p text:style-name="P1"><text:s text:c="3"/>\paragraphMots clés: Intelligence artificielle, objet intelligent, protocole, classification, Mbed, Android, reconnaissance vocale.</text:p>
      <text:p text:style-name="P1"/>
      <text:p text:style-name="P5">SmartDevCom, the smartness of the objects all around the world.</text:p>
      <text:p text:style-name="P7"><text:span text:style-name="T3">PIERRE Cyrille, IMPERY Thomas, software and embedded systems</text:span></text:p>
      <text:p text:style-name="P1"/>
      <text:p text:style-name="P3"><text:span text:style-name="T10">The aim of this last year's project, is to realize an artificial intelligence able of communicating with us, in order to create a network of smart objects without any physical limit about the communication support, his position and finally his typ</text:span><text:span text:style-name="T12">e</text:span><text:span text:style-name="T5">. </text:span><text:span text:style-name="T13">Looking forward to that goal, in the first place, one must know what define a smart object. Having listed the features that can have any type of object, one must set a protocol to communicate with them. </text:span><text:span text:style-name="T14">This protocol allows knowing the list of every features of the objects around us, to get informations it has, to activate an object, and finally to add a new object dynamically in this network.</text:span><text:span text:style-name="T13"> In the first place, the building of this protocol is a classification of the whole objects we are able to create. Then, one must brings this protocol on the smart objects. These objects are made of a Mbed microchip, and one or several sensors and/or actuators. The protocol must be carried on an Android application aswell. This application allows us to use Android voice recognition, in order to interact with the objects around us, in the most natural way</text:span>. <text:span text:style-name="T21">This network </text:span><text:soft-page-break/><text:span text:style-name="T21">alow</text:span><text:span text:style-name="T22">s</text:span><text:span text:style-name="T21"> us to talk with an object wich is at a few meters of us, or at the other side of the earth. In the same way, it allow</text:span><text:span text:style-name="T23">s</text:span><text:span text:style-name="T21"> us to turn on home's light, </text:span><text:span text:style-name="T20">or</text:span><text:span text:style-name="T21"> to observe evolution of the temperature of our swimming pool. Nowadays the amount of new communication technologies has increased, and so it is difficult to interact with every object available on the market with the same source. Then the last goal of this project is to be independent of the communication technology</text:span><text:span text:style-name="T24">. </text:span><text:span text:style-name="T25">This project shows us that it is possible to communicate with every object in the world, in an easy, effective and dynamic way.</text:span></text:p>
      <text:p text:style-name="P1"><text:s/></text:p>
      <text:p text:style-name="P1"><text:s text:c="3"/>\paragraphKeywords:Artificial intelligence, smart object, protocol, classification, Mbed, Android, voice recog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15T13:57:08.575539656</dc:date>
    <meta:editing-duration>PT1H11M16S</meta:editing-duration>
    <meta:editing-cycles>37</meta:editing-cycles>
    <meta:generator>LibreOffice/5.0.4.2$Linux_X86_64 LibreOffice_project/00m0$Build-2</meta:generator>
    <meta:document-statistic meta:table-count="0" meta:image-count="0" meta:object-count="0" meta:page-count="3" meta:paragraph-count="11" meta:word-count="634" meta:character-count="3910" meta:non-whitespace-character-count="3277"/>
  </office:meta>
</office:document-meta>
</file>